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2000005DEDDD5D96B8BAE5B23.jpg" manifest:media-type="image/jpeg"/>
  <manifest:file-entry manifest:full-path="Pictures/10000000000007D2000005DEB9D045FFA3BDE0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grid1-subtitle">
      <style:graphic-properties draw:fill-color="#ffffff" fo:min-height="12.18cm"/>
      <style:paragraph-properties style:writing-mode="lr-tb"/>
    </style:style>
    <style:style style:name="pr2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punctuation-wrap="simple" style:line-break="strict" style:writing-mode="lr-tb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Zad1Treść" draw:style-name="dp1" draw:master-page-name="blue-grid1" presentation:presentation-page-layout-name="AL1T0">
        <draw:frame presentation:style-name="pr1" draw:text-style-name="P1" draw:layer="layout" svg:width="25.199cm" svg:height="12.18cm" svg:x="1.27cm" svg:y="3.81cm" presentation:class="subtitle" presentation:user-transformed="true">
          <draw:text-box>
            <text:p>Zadanie 1.</text:p>
            <text:p>Poszukaj na stornie narzędzi dostępności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-grid1" presentation:presentation-page-layout-name="AL1T0">
        <draw:frame presentation:style-name="pr1" draw:text-style-name="P1" draw:layer="layout" svg:width="25.199cm" svg:height="12.18cm" svg:x="1.27cm" svg:y="3.81cm" presentation:class="subtitle" presentation:user-transformed="true">
          <draw:text-box>
            <text:p>Zadanie 2.</text:p>
            <text:p>Znajdź listę filmów. Znajdź opcję filtrowania po gatunku. Znajdź gatunek Horror, a następnie go zastosuj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1T0">
        <draw:frame presentation:style-name="pr1" draw:text-style-name="P1" draw:layer="layout" svg:width="25.199cm" svg:height="12.18cm" svg:x="1.27cm" svg:y="3.81cm" presentation:class="subtitle" presentation:user-transformed="true">
          <draw:text-box>
            <text:p>Zadanie 3.</text:p>
            <text:p>Znajdź formularz kontaktowy na stronie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1T0">
        <draw:frame presentation:style-name="pr1" draw:text-style-name="P1" draw:layer="layout" svg:width="25.199cm" svg:height="12.18cm" svg:x="1.27cm" svg:y="3.81cm" presentation:class="subtitle" presentation:user-transformed="true">
          <draw:text-box>
            <text:p>Zadanie 4.</text:p>
            <text:p>Znajdź szczegóły filmu pt. “Nad-ciśnienie”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1T0">
        <draw:frame presentation:style-name="pr1" draw:text-style-name="P1" draw:layer="layout" svg:width="25.199cm" svg:height="12.18cm" svg:x="1.27cm" svg:y="3.81cm" presentation:class="subtitle" presentation:user-transformed="true">
          <draw:text-box>
            <text:p>Zadanie 5.</text:p>
            <text:p>Wyszukaj przycisk do dodawania komentarza na stronie szczegółów filmu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loext:opacity="100%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loext:opacity="100%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loext:opacity="100%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loext:opacity="100%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B9D045FFA3BDE071.jpg" xlink:type="simple" xlink:show="embed" xlink:actuate="onLoad" draw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DDD5D96B8BAE5B23.jpg" xlink:type="simple" xlink:show="embed" xlink:actuate="onLoad" draw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1T21:51:45.068821662</meta:creation-date>
    <meta:editing-duration>PT52M38S</meta:editing-duration>
    <meta:editing-cycles>6</meta:editing-cycles>
    <meta:generator>LibreOffice/7.3.7.2$Linux_X86_64 LibreOffice_project/30$Build-2</meta:generator>
    <dc:subject>Presentation Template Design-4</dc:subject>
    <dc:title>xinxinli-blue-grid</dc:title>
    <dc:description>Background design by Yun Chao Xu. Template implementation by Xin Li. 

2012/11/1</dc:description>
    <meta:keyword>Apache OpenOffice business</meta:keyword>
    <dc:date>2023-12-02T00:57:03.592997137</dc:date>
    <meta:document-statistic meta:object-count="50"/>
    <meta:user-defined meta:name="License">BSD (http://templates.services.openoffice.org/bsd-license)</meta:user-defined>
  </office:meta>
</office:document-meta>
</file>